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528cm" fo:min-width="1.278cm"/>
    </style:style>
    <style:style style:name="gr3" style:family="graphic" style:parent-style-name="standard">
      <style:graphic-properties draw:fill-color="#808080" draw:textarea-horizontal-align="justify" draw:textarea-vertical-align="middle" draw:auto-grow-height="false" fo:min-height="2.544cm" fo:min-width="11.946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80808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GEP – C++ Precursor #2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Standard Container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Quite a few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vector&lt;T&gt;</text:p>
              </text:list-item>
              <text:list-item>
                <text:p>list&lt;T&gt;</text:p>
              </text:list-item>
              <text:list-item>
                <text:p>pair&lt;T, U&gt;</text:p>
              </text:list-item>
              <text:list-item>
                <text:p>tuple&lt;T, ...&gt;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vector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asy to use</text:p>
              </text:list-item>
              <text:list-item>
                <text:p>Basically a safer array</text:p>
              </text:list-item>
            </text:list>
          </draw:text-box>
        </draw:frame>
        <draw:custom-shape draw:style-name="gr2" draw:text-style-name="P2" draw:layer="layout" svg:width="1.778cm" svg:height="1.778cm" svg:x="5.08cm" svg:y="9.14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778cm" svg:x="7.012cm" svg:y="9.0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778cm" svg:x="8.98cm" svg:y="9.14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778cm" svg:x="10.88cm" svg:y="9.14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778cm" svg:x="12.78cm" svg:y="9.14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778cm" svg:x="14.78cm" svg:y="9.14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andom Acces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[ N ] is unsafe</text:p>
              </text:list-item>
              <text:list-item>
                <text:p>.at(N) is bounds checked</text:p>
              </text:list-item>
              <text:list-item>
                <text:p>Contiguous Dat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3" draw:text-style-name="P3" draw:layer="layout" svg:width="12.446cm" svg:height="2.794cm" svg:x="7.874cm" svg:y="6.60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629cm" svg:x="1.4cm" svg:y="0.628cm" presentation:class="title">
          <draw:text-box>
            <text:p>Raw memory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opy into I.e OpenGL Vertex Buffer</text:p>
              </text:list-item>
            </text:list>
          </draw:text-box>
        </draw:frame>
        <draw:custom-shape draw:style-name="gr2" draw:text-style-name="P2" draw:layer="layout" svg:width="1.778cm" svg:height="1.778cm" svg:x="8.18cm" svg:y="7.04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778cm" svg:x="10.112cm" svg:y="6.9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778cm" svg:x="12.08cm" svg:y="7.04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778cm" svg:x="13.98cm" svg:y="7.04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778cm" svg:x="15.88cm" svg:y="7.04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778cm" svg:x="17.88cm" svg:y="7.04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6T19:17:32.607672834</meta:creation-date>
    <dc:date>2019-10-11T14:55:40.962037203</dc:date>
    <meta:editing-duration>PT1H2M3S</meta:editing-duration>
    <meta:editing-cycles>29</meta:editing-cycles>
    <meta:generator>LibreOffice/6.1.1.2$OpenBSD_X86_64 LibreOffice_project/10$Build-2</meta:generator>
    <meta:document-statistic meta:object-count="54"/>
  </office:meta>
</office:document-meta>
</file>